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orDetai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orDetail.ProcessorDetail( SpoolManager processorManager , String processo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